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Standaard" style:family="paragraph">
      <style:text-properties fo:language="en" fo:country="US"/>
    </style:style>
    <style:style style:name="P7" style:parent-style-name="Lijstalinea" style:list-style-name="LFO2" style:family="paragraph"/>
    <style:style style:name="P8" style:parent-style-name="Lijstalinea" style:list-style-name="LFO2" style:family="paragraph"/>
    <style:style style:name="P9" style:parent-style-name="Lijstalinea" style:list-style-name="LFO2" style:family="paragraph"/>
    <style:style style:name="P10" style:parent-style-name="Lijstalinea" style:list-style-name="LFO2" style:family="paragraph"/>
    <style:style style:name="P11" style:parent-style-name="Lijstalinea" style:list-style-name="LFO2" style:family="paragraph"/>
    <style:style style:name="P12" style:parent-style-name="Standaard" style:family="paragraph">
      <style:text-properties fo:language="en" fo:country="US"/>
    </style:style>
    <style:style style:name="P13" style:parent-style-name="Lijstalinea" style:list-style-name="LFO3" style:family="paragraph">
      <style:text-properties fo:language="en" fo:country="US"/>
    </style:style>
    <style:style style:name="P14" style:parent-style-name="Lijstalinea" style:list-style-name="LFO3" style:family="paragraph"/>
    <style:style style:name="P15" style:parent-style-name="Lijstalinea" style:list-style-name="LFO3" style:family="paragraph"/>
    <style:style style:name="P16" style:parent-style-name="Lijstalinea" style:list-style-name="LFO3" style:family="paragraph"/>
    <style:style style:name="P17" style:parent-style-name="Lijstalinea" style:list-style-name="LFO3" style:family="paragraph"/>
    <style:style style:name="P18" style:parent-style-name="Standaard" style:family="paragraph">
      <style:text-properties fo:language="en" fo:country="US"/>
    </style:style>
    <style:style style:name="P19" style:parent-style-name="Lijstalinea" style:list-style-name="LFO4" style:family="paragraph"/>
    <style:style style:name="P20" style:parent-style-name="Lijstalinea" style:list-style-name="LFO4" style:family="paragraph"/>
    <style:style style:name="P21" style:parent-style-name="Lijstalinea" style:list-style-name="LFO4" style:family="paragraph"/>
    <style:style style:name="P22" style:parent-style-name="Lijstalinea" style:list-style-name="LFO4" style:family="paragraph"/>
    <style:style style:name="P23" style:parent-style-name="Standaard" style:family="paragraph">
      <style:text-properties fo:language="en" fo:country="US"/>
    </style:style>
    <style:style style:name="P24" style:parent-style-name="Lijstalinea" style:list-style-name="LFO5" style:family="paragraph"/>
    <style:style style:name="P25" style:parent-style-name="Lijstalinea" style:list-style-name="LFO5" style:family="paragraph"/>
    <style:style style:name="P26" style:parent-style-name="Lijstalinea" style:list-style-name="LFO5" style:family="paragraph"/>
    <style:style style:name="P27" style:parent-style-name="Lijstalinea" style:list-style-name="LFO5" style:family="paragraph"/>
    <style:style style:name="P28" style:parent-style-name="Lijstalinea" style:list-style-name="LFO5" style:family="paragraph"/>
    <style:style style:name="P29" style:parent-style-name="Lijstalinea" style:list-style-name="LFO5" style:family="paragraph"/>
    <style:style style:name="P30" style:parent-style-name="Standaard" style:family="paragraph">
      <style:text-properties fo:language="en" fo:country="US"/>
    </style:style>
    <style:style style:name="P31" style:parent-style-name="Lijstalinea" style:list-style-name="LFO6" style:family="paragraph"/>
    <style:style style:name="P32" style:parent-style-name="Lijstalinea" style:list-style-name="LFO6" style:family="paragraph"/>
    <style:style style:name="P33" style:parent-style-name="Lijstalinea" style:list-style-name="LFO6" style:family="paragraph"/>
    <style:style style:name="P34" style:parent-style-name="Lijstalinea" style:list-style-name="LFO6" style:family="paragraph"/>
    <style:style style:name="P35" style:parent-style-name="Lijstalinea" style:list-style-name="LFO6" style:family="paragraph"/>
    <style:style style:name="P36" style:parent-style-name="Lijstalinea" style:list-style-name="LFO6" style:family="paragraph"/>
    <style:style style:name="P37" style:parent-style-name="Lijstalinea" style:list-style-name="LFO6" style:family="paragraph"/>
    <style:style style:name="P38" style:parent-style-name="Lijstalinea" style:list-style-name="LFO6" style:family="paragraph"/>
    <style:style style:name="P39" style:parent-style-name="Standaard" style:family="paragraph">
      <style:text-properties fo:language="en" fo:country="US"/>
    </style:style>
    <style:style style:name="P40" style:parent-style-name="Lijstalinea" style:list-style-name="LFO7" style:family="paragraph"/>
    <style:style style:name="P41" style:parent-style-name="Lijstalinea" style:list-style-name="LFO7" style:family="paragraph"/>
    <style:style style:name="P42" style:parent-style-name="Lijstalinea" style:list-style-name="LFO7" style:family="paragraph"/>
    <style:style style:name="P43" style:parent-style-name="Lijstalinea" style:list-style-name="LFO7" style:family="paragraph"/>
    <style:style style:name="P44" style:parent-style-name="Lijstalinea" style:list-style-name="LFO7" style:family="paragraph"/>
    <style:style style:name="P45" style:parent-style-name="Lijstalinea" style:list-style-name="LFO7" style:family="paragraph"/>
    <style:style style:name="P46" style:parent-style-name="Lijstalinea" style:list-style-name="LFO7" style:family="paragraph"/>
    <style:style style:name="P47" style:parent-style-name="Lijstalinea" style:list-style-name="LFO7" style:family="paragraph"/>
    <style:style style:name="P48" style:parent-style-name="Standaard" style:family="paragraph">
      <style:text-properties fo:language="en" fo:country="US"/>
    </style:style>
    <style:style style:name="P49" style:parent-style-name="Lijstalinea" style:list-style-name="LFO8" style:family="paragraph">
      <style:paragraph-properties fo:text-align="justify"/>
    </style:style>
    <style:style style:name="T50" style:parent-style-name="Standaardalinea-lettertype" style:family="text">
      <style:text-properties fo:language="en" fo:country="US"/>
    </style:style>
    <style:style style:name="T51" style:parent-style-name="Standaardalinea-lettertype" style:family="text">
      <style:text-properties fo:language="en" fo:country="US"/>
    </style:style>
    <style:style style:name="P52" style:parent-style-name="Lijstalinea" style:list-style-name="LFO8" style:family="paragraph">
      <style:paragraph-properties fo:text-align="justify"/>
    </style:style>
    <style:style style:name="P53" style:parent-style-name="Lijstalinea" style:list-style-name="LFO8" style:family="paragraph">
      <style:paragraph-properties fo:text-align="justify"/>
    </style:style>
    <style:style style:name="P54" style:parent-style-name="Lijstalinea" style:list-style-name="LFO8" style:family="paragraph">
      <style:paragraph-properties fo:text-align="justify"/>
    </style:style>
    <style:style style:name="P55" style:parent-style-name="Lijstalinea" style:list-style-name="LFO8" style:family="paragraph">
      <style:paragraph-properties fo:text-align="justify"/>
    </style:style>
    <style:style style:name="P56" style:parent-style-name="Lijstalinea" style:list-style-name="LFO8" style:family="paragraph">
      <style:paragraph-properties fo:text-align="justify"/>
    </style:style>
    <style:style style:name="P57" style:parent-style-name="Standaard" style:family="paragraph">
      <style:text-properties fo:language="en" fo:country="US"/>
    </style:style>
    <style:style style:name="P58" style:parent-style-name="Lijstalinea" style:list-style-name="LFO9" style:family="paragraph"/>
    <style:style style:name="P59" style:parent-style-name="Lijstalinea" style:list-style-name="LFO9" style:family="paragraph"/>
    <style:style style:name="P60" style:parent-style-name="Lijstalinea" style:list-style-name="LFO9" style:family="paragraph"/>
    <style:style style:name="P61" style:parent-style-name="Lijstalinea" style:list-style-name="LFO9" style:family="paragraph"/>
    <style:style style:name="P62" style:parent-style-name="Lijstalinea" style:list-style-name="LFO10" style:family="paragraph"/>
    <style:style style:name="P63" style:parent-style-name="Lijstalinea" style:list-style-name="LFO10" style:family="paragraph"/>
    <style:style style:name="P64" style:parent-style-name="Lijstalinea" style:list-style-name="LFO10" style:family="paragraph"/>
    <style:style style:name="P65" style:parent-style-name="Lijstalinea" style:list-style-name="LFO10" style:family="paragraph"/>
    <style:style style:name="P66" style:parent-style-name="Lijstalinea" style:list-style-name="LFO10" style:family="paragraph"/>
    <style:style style:name="P67" style:parent-style-name="Lijstalinea" style:list-style-name="LFO10" style:family="paragraph"/>
    <style:style style:name="P68" style:parent-style-name="Lijstalinea" style:list-style-name="LFO11" style:family="paragraph">
      <style:text-properties fo:language="en" fo:country="US"/>
    </style:style>
    <style:style style:name="P69" style:parent-style-name="Lijstalinea" style:list-style-name="LFO11" style:family="paragraph">
      <style:text-properties fo:language="en" fo:country="US"/>
    </style:style>
    <style:style style:name="P70" style:parent-style-name="Lijstalinea" style:list-style-name="LFO11" style:family="paragraph">
      <style:text-properties fo:language="en" fo:country="US"/>
    </style:style>
    <style:style style:name="P71" style:parent-style-name="Lijstalinea" style:list-style-name="LFO11" style:family="paragraph">
      <style:text-properties fo:language="en" fo:country="US"/>
    </style:style>
    <style:style style:name="P72" style:parent-style-name="Lijstalinea" style:list-style-name="LFO12" style:family="paragraph"/>
    <style:style style:name="T73" style:parent-style-name="Standaardalinea-lettertype" style:family="text">
      <style:text-properties fo:language="en"/>
    </style:style>
    <style:style style:name="P74" style:parent-style-name="Lijstalinea" style:list-style-name="LFO12" style:family="paragraph"/>
    <style:style style:name="T75" style:parent-style-name="Standaardalinea-lettertype" style:family="text">
      <style:text-properties fo:language="en"/>
    </style:style>
    <style:style style:name="T76" style:parent-style-name="Standaardalinea-lettertype" style:family="text">
      <style:text-properties fo:language="en"/>
    </style:style>
    <style:style style:name="P77" style:parent-style-name="Lijstalinea" style:list-style-name="LFO12" style:family="paragraph"/>
    <style:style style:name="T78" style:parent-style-name="Standaardalinea-lettertype" style:family="text">
      <style:text-properties fo:language="en"/>
    </style:style>
    <style:style style:name="P79" style:parent-style-name="Lijstalinea" style:list-style-name="LFO12" style:family="paragraph"/>
    <style:style style:name="T80" style:parent-style-name="Standaardalinea-lettertype" style:family="text">
      <style:text-properties fo:language="en"/>
    </style:style>
    <style:style style:name="P81" style:parent-style-name="Lijstalinea" style:list-style-name="LFO12" style:family="paragraph"/>
    <style:style style:name="T82" style:parent-style-name="Standaardalinea-lettertype" style:family="text">
      <style:text-properties fo:language="en"/>
    </style:style>
    <style:style style:name="T83" style:parent-style-name="Standaardalinea-lettertype" style:family="text">
      <style:text-properties fo:language="en"/>
    </style:style>
    <style:style style:name="P84" style:parent-style-name="Lijstalinea" style:list-style-name="LFO13" style:family="paragraph"/>
    <style:style style:name="T85" style:parent-style-name="Standaardalinea-lettertype" style:family="text">
      <style:text-properties fo:language="en"/>
    </style:style>
    <style:style style:name="P86" style:parent-style-name="Lijstalinea" style:list-style-name="LFO13" style:family="paragraph"/>
    <style:style style:name="T87" style:parent-style-name="Standaardalinea-lettertype" style:family="text">
      <style:text-properties fo:language="en"/>
    </style:style>
    <style:style style:name="T88" style:parent-style-name="Standaardalinea-lettertype" style:family="text">
      <style:text-properties fo:language="en"/>
    </style:style>
    <style:style style:name="P89" style:parent-style-name="Lijstalinea" style:list-style-name="LFO13" style:family="paragraph"/>
    <style:style style:name="T90" style:parent-style-name="Standaardalinea-lettertype" style:family="text">
      <style:text-properties fo:language="en"/>
    </style:style>
    <style:style style:name="P91" style:parent-style-name="Lijstalinea" style:list-style-name="LFO13" style:family="paragraph"/>
    <style:style style:name="T92" style:parent-style-name="Standaardalinea-lettertype" style:family="text">
      <style:text-properties fo:language="en"/>
    </style:style>
    <style:style style:name="P93" style:parent-style-name="Lijstalinea" style:list-style-name="LFO13" style:family="paragraph"/>
    <style:style style:name="T94" style:parent-style-name="Standaardalinea-lettertype" style:family="text">
      <style:text-properties fo:language="en"/>
    </style:style>
    <style:style style:name="T95" style:parent-style-name="Standaardalinea-lettertype" style:family="text">
      <style:text-properties fo:language="en"/>
    </style:style>
    <style:style style:name="T96" style:parent-style-name="Standaardalinea-lettertype" style:family="text">
      <style:text-properties fo:language="en"/>
    </style:style>
    <style:style style:name="P97" style:parent-style-name="Lijstalinea" style:list-style-name="LFO14" style:family="paragraph"/>
    <style:style style:name="T98" style:parent-style-name="Standaardalinea-lettertype" style:family="text">
      <style:text-properties fo:language="en"/>
    </style:style>
    <style:style style:name="P99" style:parent-style-name="Lijstalinea" style:list-style-name="LFO14" style:family="paragraph"/>
    <style:style style:name="T100" style:parent-style-name="Standaardalinea-lettertype" style:family="text">
      <style:text-properties fo:language="en"/>
    </style:style>
    <style:style style:name="P101" style:parent-style-name="Lijstalinea" style:list-style-name="LFO14" style:family="paragraph"/>
    <style:style style:name="T102" style:parent-style-name="Standaardalinea-lettertype" style:family="text">
      <style:text-properties fo:language="en"/>
    </style:style>
    <style:style style:name="P103" style:parent-style-name="Lijstalinea" style:list-style-name="LFO14" style:family="paragraph"/>
    <style:style style:name="T104" style:parent-style-name="Standaardalinea-lettertype" style:family="text">
      <style:text-properties fo:language="en"/>
    </style:style>
    <style:style style:name="T105" style:parent-style-name="Standaardalinea-lettertype" style:family="text">
      <style:text-properties fo:language="en"/>
    </style:style>
    <style:style style:name="T106" style:parent-style-name="Standaardalinea-lettertype" style:family="text">
      <style:text-properties fo:language="en"/>
    </style:style>
    <style:style style:name="P107" style:parent-style-name="Lijstalinea" style:list-style-name="LFO15" style:family="paragraph"/>
    <style:style style:name="T108" style:parent-style-name="Standaardalinea-lettertype" style:family="text">
      <style:text-properties fo:language="en"/>
    </style:style>
    <style:style style:name="P109" style:parent-style-name="Lijstalinea" style:list-style-name="LFO15" style:family="paragraph"/>
    <style:style style:name="T110" style:parent-style-name="Standaardalinea-lettertype" style:family="text">
      <style:text-properties fo:language="en"/>
    </style:style>
    <style:style style:name="P111" style:parent-style-name="Lijstalinea" style:list-style-name="LFO15" style:family="paragraph"/>
    <style:style style:name="T112" style:parent-style-name="Standaardalinea-lettertype" style:family="text">
      <style:text-properties fo:language="en"/>
    </style:style>
    <style:style style:name="T113" style:parent-style-name="Standaardalinea-lettertype" style:family="text">
      <style:text-properties fo:language="en"/>
    </style:style>
    <style:style style:name="P114" style:parent-style-name="Lijstalinea" style:list-style-name="LFO15" style:family="paragraph"/>
    <style:style style:name="T115" style:parent-style-name="Standaardalinea-lettertype" style:family="text">
      <style:text-properties fo:language="en"/>
    </style:style>
    <style:style style:name="P116" style:parent-style-name="Lijstalinea" style:list-style-name="LFO15" style:family="paragraph"/>
    <style:style style:name="T117" style:parent-style-name="Standaardalinea-lettertype" style:family="text">
      <style:text-properties fo:language="en"/>
    </style:style>
    <style:style style:name="P118" style:parent-style-name="Lijstalinea" style:list-style-name="LFO15" style:family="paragraph"/>
    <style:style style:name="T119" style:parent-style-name="Standaardalinea-lettertype" style:family="text">
      <style:text-properties fo:language="en"/>
    </style:style>
    <style:style style:name="T120" style:parent-style-name="Standaardalinea-lettertype" style:family="text">
      <style:text-properties fo:language="en"/>
    </style:style>
    <style:style style:name="P121" style:parent-style-name="Lijstalinea" style:list-style-name="LFO16" style:family="paragraph"/>
    <style:style style:name="T122" style:parent-style-name="Standaardalinea-lettertype" style:family="text">
      <style:text-properties fo:language="en"/>
    </style:style>
    <style:style style:name="P123" style:parent-style-name="Lijstalinea" style:list-style-name="LFO16" style:family="paragraph"/>
    <style:style style:name="T124" style:parent-style-name="Standaardalinea-lettertype" style:family="text">
      <style:text-properties fo:language="en"/>
    </style:style>
    <style:style style:name="T125" style:parent-style-name="Standaardalinea-lettertype" style:family="text">
      <style:text-properties fo:language="en"/>
    </style:style>
    <style:style style:name="P126" style:parent-style-name="Lijstalinea" style:list-style-name="LFO16" style:family="paragraph"/>
    <style:style style:name="T127" style:parent-style-name="Standaardalinea-lettertype" style:family="text">
      <style:text-properties fo:language="en"/>
    </style:style>
    <style:style style:name="P128" style:parent-style-name="Lijstalinea" style:list-style-name="LFO16" style:family="paragraph"/>
    <style:style style:name="T129" style:parent-style-name="Standaardalinea-lettertype" style:family="text">
      <style:text-properties fo:language="en"/>
    </style:style>
    <style:style style:name="P130" style:parent-style-name="Lijstalinea" style:list-style-name="LFO16" style:family="paragraph"/>
    <style:style style:name="T131" style:parent-style-name="Standaardalinea-lettertype" style:family="text">
      <style:text-properties fo:language="en"/>
    </style:style>
    <style:style style:name="P132" style:parent-style-name="Lijstalinea" style:list-style-name="LFO16" style:family="paragraph"/>
    <style:style style:name="T133" style:parent-style-name="Standaardalinea-lettertype" style:family="text">
      <style:text-properties fo:language="en"/>
    </style:style>
    <style:style style:name="P134" style:parent-style-name="Lijstalinea" style:list-style-name="LFO16" style:family="paragraph"/>
    <style:style style:name="T135" style:parent-style-name="Standaardalinea-lettertype" style:family="text">
      <style:text-properties fo:language="en"/>
    </style:style>
    <style:style style:name="P136" style:parent-style-name="Lijstalinea" style:list-style-name="LFO16" style:family="paragraph"/>
    <style:style style:name="T137" style:parent-style-name="Standaardalinea-lettertype" style:family="text">
      <style:text-properties fo:language="en"/>
    </style:style>
    <style:style style:name="T138" style:parent-style-name="Standaardalinea-lettertype" style:family="text">
      <style:text-properties fo:language="en"/>
    </style:style>
    <style:style style:name="P139" style:parent-style-name="Standaard" style:family="paragraph">
      <style:text-properties fo:language="en" fo:country="US"/>
    </style:style>
    <style:style style:name="P140" style:parent-style-name="Standaard" style:family="paragraph">
      <style:text-properties fo:language="en" fo:country="US"/>
    </style:style>
    <style:style style:name="T141" style:parent-style-name="Standaardalinea-lettertype" style:family="text">
      <style:text-properties fo:language="en"/>
    </style:style>
    <style:style style:name="T142" style:parent-style-name="Standaardalinea-lettertype" style:family="text">
      <style:text-properties fo:language="en"/>
    </style:style>
    <style:style style:name="P143" style:parent-style-name="Lijstalinea" style:list-style-name="LFO17" style:family="paragraph"/>
    <style:style style:name="T144" style:parent-style-name="Standaardalinea-lettertype" style:family="text">
      <style:text-properties fo:language="en"/>
    </style:style>
    <style:style style:name="P145" style:parent-style-name="Lijstalinea" style:list-style-name="LFO17" style:family="paragraph"/>
    <style:style style:name="T146" style:parent-style-name="Standaardalinea-lettertype" style:family="text">
      <style:text-properties fo:language="en"/>
    </style:style>
    <style:style style:name="P147" style:parent-style-name="Lijstalinea" style:list-style-name="LFO17" style:family="paragraph"/>
    <style:style style:name="T148" style:parent-style-name="Standaardalinea-lettertype" style:family="text">
      <style:text-properties fo:language="en"/>
    </style:style>
    <style:style style:name="P149" style:parent-style-name="Lijstalinea" style:list-style-name="LFO17" style:family="paragraph"/>
    <style:style style:name="T150" style:parent-style-name="Standaardalinea-lettertype" style:family="text">
      <style:text-properties fo:language="en"/>
    </style:style>
    <style:style style:name="T151" style:parent-style-name="Standaardalinea-lettertype" style:family="text">
      <style:text-properties fo:language="en"/>
    </style:style>
    <style:style style:name="P152" style:parent-style-name="Lijstalinea" style:list-style-name="LFO17" style:family="paragraph"/>
    <style:style style:name="T153" style:parent-style-name="Standaardalinea-lettertype" style:family="text">
      <style:text-properties fo:language="en"/>
    </style:style>
    <style:style style:name="P154" style:parent-style-name="Lijstalinea" style:list-style-name="LFO17" style:family="paragraph"/>
    <style:style style:name="T155" style:parent-style-name="Standaardalinea-lettertype" style:family="text">
      <style:text-properties fo:language="en"/>
    </style:style>
    <style:style style:name="P156" style:parent-style-name="Lijstalinea" style:list-style-name="LFO17" style:family="paragraph"/>
    <style:style style:name="T157" style:parent-style-name="Standaardalinea-lettertype" style:family="text">
      <style:text-properties fo:language="en"/>
    </style:style>
    <style:style style:name="P158" style:parent-style-name="Lijstalinea" style:list-style-name="LFO17" style:family="paragraph"/>
    <style:style style:name="T159" style:parent-style-name="Standaardalinea-lettertype" style:family="text">
      <style:text-properties fo:language="en"/>
    </style:style>
    <style:style style:name="T160" style:parent-style-name="Standaardalinea-lettertype" style:family="text">
      <style:text-properties fo:language="en"/>
    </style:style>
    <style:style style:name="P161" style:parent-style-name="Lijstalinea" style:list-style-name="LFO18" style:family="paragraph">
      <style:paragraph-properties fo:text-align="justify"/>
    </style:style>
    <style:style style:name="T162" style:parent-style-name="Standaardalinea-lettertype" style:family="text">
      <style:text-properties fo:language="en"/>
    </style:style>
    <style:style style:name="P163" style:parent-style-name="Lijstalinea" style:list-style-name="LFO18" style:family="paragraph">
      <style:paragraph-properties fo:text-align="justify"/>
    </style:style>
    <style:style style:name="T164" style:parent-style-name="Standaardalinea-lettertype" style:family="text">
      <style:text-properties fo:language="en"/>
    </style:style>
    <style:style style:name="P165" style:parent-style-name="Lijstalinea" style:list-style-name="LFO18" style:family="paragraph">
      <style:paragraph-properties fo:text-align="justify"/>
    </style:style>
    <style:style style:name="T166" style:parent-style-name="Standaardalinea-lettertype" style:family="text">
      <style:text-properties fo:language="en"/>
    </style:style>
    <style:style style:name="T167" style:parent-style-name="Standaardalinea-lettertype" style:family="text">
      <style:text-properties fo:language="en"/>
    </style:style>
    <style:style style:name="P168" style:parent-style-name="Lijstalinea" style:list-style-name="LFO18" style:family="paragraph">
      <style:paragraph-properties fo:text-align="justify"/>
    </style:style>
    <style:style style:name="T169" style:parent-style-name="Standaardalinea-lettertype" style:family="text">
      <style:text-properties fo:language="en"/>
    </style:style>
    <style:style style:name="P170" style:parent-style-name="Lijstalinea" style:list-style-name="LFO18" style:family="paragraph">
      <style:paragraph-properties fo:text-align="justify"/>
    </style:style>
    <style:style style:name="T171" style:parent-style-name="Standaardalinea-lettertype" style:family="text">
      <style:text-properties fo:language="en"/>
    </style:style>
    <style:style style:name="P172" style:parent-style-name="Lijstalinea" style:list-style-name="LFO18" style:family="paragraph">
      <style:paragraph-properties fo:text-align="justify"/>
    </style:style>
    <style:style style:name="T173" style:parent-style-name="Standaardalinea-lettertype" style:family="text">
      <style:text-properties fo:language="en"/>
    </style:style>
    <style:style style:name="T174" style:parent-style-name="Standaardalinea-lettertype" style:family="text">
      <style:text-properties fo:language="en"/>
    </style:style>
    <style:style style:name="T175" style:parent-style-name="Standaardalinea-lettertype" style:family="text">
      <style:text-properties fo:language="en"/>
    </style:style>
    <style:style style:name="P176" style:parent-style-name="Lijstalinea" style:list-style-name="LFO19" style:family="paragraph"/>
    <style:style style:name="T177" style:parent-style-name="Standaardalinea-lettertype" style:family="text">
      <style:text-properties fo:language="en"/>
    </style:style>
    <style:style style:name="P178" style:parent-style-name="Lijstalinea" style:list-style-name="LFO19" style:family="paragraph"/>
    <style:style style:name="T179" style:parent-style-name="Standaardalinea-lettertype" style:family="text">
      <style:text-properties fo:language="en"/>
    </style:style>
    <style:style style:name="P180" style:parent-style-name="Lijstalinea" style:list-style-name="LFO19" style:family="paragraph"/>
    <style:style style:name="T181" style:parent-style-name="Standaardalinea-lettertype" style:family="text">
      <style:text-properties fo:language="en"/>
    </style:style>
    <style:style style:name="P182" style:parent-style-name="Lijstalinea" style:list-style-name="LFO19" style:family="paragraph"/>
    <style:style style:name="T183" style:parent-style-name="Standaardalinea-lettertype" style:family="text">
      <style:text-properties fo:language="en"/>
    </style:style>
    <style:style style:name="T184" style:parent-style-name="Standaardalinea-lettertype" style:family="text">
      <style:text-properties fo:language="en"/>
    </style:style>
    <style:style style:name="P185" style:parent-style-name="Lijstalinea" style:list-style-name="LFO20" style:family="paragraph"/>
    <style:style style:name="T186" style:parent-style-name="Standaardalinea-lettertype" style:family="text">
      <style:text-properties fo:language="en"/>
    </style:style>
    <style:style style:name="P187" style:parent-style-name="Lijstalinea" style:list-style-name="LFO20" style:family="paragraph"/>
    <style:style style:name="T188" style:parent-style-name="Standaardalinea-lettertype" style:family="text">
      <style:text-properties fo:language="en"/>
    </style:style>
    <style:style style:name="T189" style:parent-style-name="Standaardalinea-lettertype" style:family="text">
      <style:text-properties fo:language="en"/>
    </style:style>
    <style:style style:name="P190" style:parent-style-name="Lijstalinea" style:list-style-name="LFO20" style:family="paragraph"/>
    <style:style style:name="T191" style:parent-style-name="Standaardalinea-lettertype" style:family="text">
      <style:text-properties fo:language="en"/>
    </style:style>
    <style:style style:name="P192" style:parent-style-name="Lijstalinea" style:list-style-name="LFO20" style:family="paragraph"/>
    <style:style style:name="T193" style:parent-style-name="Standaardalinea-lettertype" style:family="text">
      <style:text-properties fo:language="en"/>
    </style:style>
    <style:style style:name="P194" style:parent-style-name="Lijstalinea" style:list-style-name="LFO20" style:family="paragraph"/>
    <style:style style:name="T195" style:parent-style-name="Standaardalinea-lettertype" style:family="text">
      <style:text-properties fo:language="en"/>
    </style:style>
    <style:style style:name="P196" style:parent-style-name="Lijstalinea" style:list-style-name="LFO20" style:family="paragraph"/>
    <style:style style:name="T197" style:parent-style-name="Standaardalinea-lettertype" style:family="text">
      <style:text-properties fo:language="en"/>
    </style:style>
  </office:automatic-styles>
  <office:body>
    <office:text text:use-soft-page-breaks="true">
      <text:p text:style-name="P1">Stappenplan<text:s/></text:p>
      <text:p text:style-name="Standaard">Nederlands</text:p>
      <text:p text:style-name="Standaard">Squat:</text:p>
      <text:list text:style-name="LFO1" text:continue-numbering="true">
        <text:list-item>
          <text:p text:style-name="P2">Ga staan op een plek waar je genoeg ruimte om je heen hebt.</text:p>
        </text:list-item>
        <text:list-item>
          <text:p text:style-name="P3">Vervolgens Zak door je knieën heen tot je billen onder kniehoogte is.</text:p>
        </text:list-item>
        <text:list-item>
          <text:p text:style-name="P4">Ga hierna weer recht staan.</text:p>
        </text:list-item>
        <text:list-item>
          <text:p text:style-name="P5">Herhaal stap 2 en 3 15 keer.</text:p>
        </text:list-item>
      </text:list>
      <text:p text:style-name="P6">Push-up:</text:p>
      <text:list text:style-name="LFO2" text:continue-numbering="true">
        <text:list-item>
          <text:p text:style-name="P7">Ga op je<text:s/>buik liggen, op de grond.</text:p>
        </text:list-item>
        <text:list-item>
          <text:p text:style-name="P8">Vervolgens doe zet je je handen neer op schouderhoogte plat op de grond.</text:p>
        </text:list-item>
        <text:list-item>
          <text:p text:style-name="P9">Duw daarna je lichaam omhoog tot je armen zijn gestrekt.</text:p>
        </text:list-item>
        <text:list-item>
          <text:p text:style-name="P10">Hierna zak je weer door je armen tot je neus bijna de grond raakt.</text:p>
        </text:list-item>
        <text:list-item>
          <text:p text:style-name="P11">Herhaal stap 3 en 4 10 keer.</text:p>
        </text:list-item>
      </text:list>
      <text:p text:style-name="P12">Dip:</text:p>
      <text:list text:style-name="LFO3" text:continue-numbering="true">
        <text:list-item>
          <text:p text:style-name="P13">Pak 2 stoelen.</text:p>
        </text:list-item>
        <text:list-item>
          <text:p text:style-name="P14">Zet de stoelen langs je neer zodat deze met hun rug naar je toe staan.</text:p>
        </text:list-item>
        <text:list-item>
          <text:p text:style-name="P15">Duw je zelf omhoog zodat je met je voeten van de grond af bent en je armen recht zijn.</text:p>
        </text:list-item>
        <text:list-item>
          <text:p text:style-name="P16">Vervolgens laat je jezelf naar beneden zakken tot je voeten net niet de grond<text:s/>raken.</text:p>
        </text:list-item>
        <text:list-item>
          <text:p text:style-name="P17">Herhaal stap 3 en 4 10 keer</text:p>
        </text:list-item>
      </text:list>
      <text:p text:style-name="P18">Plank:</text:p>
      <text:list text:style-name="LFO4" text:continue-numbering="true">
        <text:list-item>
          <text:p text:style-name="P19">Ga op je buik liggen.</text:p>
        </text:list-item>
        <text:list-item>
          <text:p text:style-name="P20">Leg e onderarmen op de grond.</text:p>
        </text:list-item>
        <text:list-item>
          <text:p text:style-name="P21">Zorg er voor dat je elle bogen onder je schouders staan.</text:p>
        </text:list-item>
        <text:list-item>
          <text:p text:style-name="P22">Houd dit nu 30 sec vol.</text:p>
        </text:list-item>
      </text:list>
      <text:p text:style-name="P23">Paardentrap:</text:p>
      <text:list text:style-name="LFO5" text:continue-numbering="true">
        <text:list-item>
          <text:p text:style-name="P24">Ga op handen en knieën zitten</text:p>
        </text:list-item>
        <text:list-item>
          <text:p text:style-name="P25">Strek je linker been naar achter tot deze recht is.</text:p>
        </text:list-item>
        <text:list-item>
          <text:p text:style-name="P26">Zet je linker voet weer terug op de grond.</text:p>
        </text:list-item>
        <text:list-item>
          <text:p text:style-name="P27">Strek je rechter been naar achter tot deze recht is.</text:p>
        </text:list-item>
        <text:list-item>
          <text:p text:style-name="P28">Zet je rechter voet weer terug op de grond.</text:p>
        </text:list-item>
        <text:list-item>
          <text:p text:style-name="P29">Herhaal nu deze stappen 10 keer zodat je 20 keer je been hebt gestrekt.</text:p>
        </text:list-item>
      </text:list>
      <text:p text:style-name="P30">Mountain climber:</text:p>
      <text:list text:style-name="LFO6" text:continue-numbering="true">
        <text:list-item>
          <text:p text:style-name="P31">Ga op je buik liggen.</text:p>
        </text:list-item>
        <text:list-item>
          <text:p text:style-name="P32">Net je handen op de grond neer en strek deze.</text:p>
        </text:list-item>
        <text:list-item>
          <text:p text:style-name="P33">Zorg er voor dat je handen onder je schouders staan.</text:p>
        </text:list-item>
        <text:list-item>
          <text:p text:style-name="P34">Trek nu je linker knie richting je rechter elle boog.</text:p>
        </text:list-item>
        <text:list-item>
          <text:p text:style-name="P35">En zet je linker voet weer terug<text:s/></text:p>
        </text:list-item>
        <text:list-item>
          <text:p text:style-name="P36">Trek nu je rechter knie richting je linker elle boog.</text:p>
        </text:list-item>
        <text:list-item>
          <text:p text:style-name="P37">En zet je rechter voet weer terug<text:s/></text:p>
        </text:list-item>
        <text:list-item>
          <text:p text:style-name="P38">Herhaal deze stappen nu 10 keer.</text:p>
        </text:list-item>
      </text:list>
      <text:p text:style-name="Standaard"/>
      <text:soft-page-break/>
      <text:p text:style-name="P39">Burpee:</text:p>
      <text:list text:style-name="LFO7" text:continue-numbering="true">
        <text:list-item>
          <text:p text:style-name="P40">Ga staan op een plek waar je genoeg ruimte om je heen hebt.</text:p>
        </text:list-item>
        <text:list-item>
          <text:p text:style-name="P41">Spring in de lucht met je armen om hoog.</text:p>
        </text:list-item>
        <text:list-item>
          <text:p text:style-name="P42">Ga nu door je knieën en ga staan in push up houding staan<text:s/></text:p>
        </text:list-item>
        <text:list-item>
          <text:p text:style-name="P43">Ga nu door je armen<text:s/>heen en zorg er voor dat je neus de grond net niet raakt.</text:p>
        </text:list-item>
        <text:list-item>
          <text:p text:style-name="P44">Strek nu je armen weer.</text:p>
        </text:list-item>
        <text:list-item>
          <text:p text:style-name="P45">En ga weer staan.</text:p>
        </text:list-item>
        <text:list-item>
          <text:p text:style-name="P46">En spring weer.</text:p>
        </text:list-item>
        <text:list-item>
          <text:p text:style-name="P47">Herhaal dit nu 15 keer</text:p>
        </text:list-item>
      </text:list>
      <text:p text:style-name="P48">Lunge:</text:p>
      <text:list text:style-name="LFO8" text:continue-numbering="true">
        <text:list-item>
          <text:p text:style-name="P49"><text:span text:style-name="T50">Ga<text:s/></text:span>recht staan<text:span text:style-name="T51">.</text:span></text:p>
        </text:list-item>
        <text:list-item>
          <text:p text:style-name="P52">En zet je rechter voet naar voren toe en zorg dat deze in een 90 graden hoek staat.</text:p>
        </text:list-item>
        <text:list-item>
          <text:p text:style-name="P53">Zorg er voor dat je linker been ook in een 90 graden hoek is waarbij de knie net de grond niet raakt.</text:p>
        </text:list-item>
        <text:list-item>
          <text:p text:style-name="P54">Zet nu je linker voet naar voren en zorg er voor dat deze nu in een 90 graden hoek staat.</text:p>
        </text:list-item>
        <text:list-item>
          <text:p text:style-name="P55">Nu moet je dus je linker been ook met een 90 graden hoek staat en de knie<text:s/>net niet de grond raakt.</text:p>
        </text:list-item>
        <text:list-item>
          <text:p text:style-name="P56">Herhaal dit nu 10 keer.</text:p>
        </text:list-item>
      </text:list>
      <text:p text:style-name="P57">Wall sit:</text:p>
      <text:list text:style-name="LFO9" text:continue-numbering="true">
        <text:list-item>
          <text:p text:style-name="P58">Ga staan tegen de muur.</text:p>
        </text:list-item>
        <text:list-item>
          <text:p text:style-name="P59">En zorg er voor dat je benen in een 90 graden hoek staat.</text:p>
        </text:list-item>
        <text:list-item>
          <text:p text:style-name="P60">Je rug moet nu recht tegen de muur staan.</text:p>
        </text:list-item>
        <text:list-item>
          <text:p text:style-name="P61">En zorg er voor dat je dit nu 30 sec vol houd.</text:p>
        </text:list-item>
      </text:list>
      <text:p text:style-name="Standaard">Crunch:</text:p>
      <text:list text:style-name="LFO10" text:continue-numbering="true">
        <text:list-item>
          <text:p text:style-name="P62">Ga op je rug liggen.</text:p>
        </text:list-item>
        <text:list-item>
          <text:p text:style-name="P63">En zet je voeten recht op de grond en je benen een beetje gebogen.</text:p>
        </text:list-item>
        <text:list-item>
          <text:p text:style-name="P64">Leg je handen onder je hoofd.</text:p>
        </text:list-item>
        <text:list-item>
          <text:p text:style-name="P65">En zorg er voor dat je hoofd omhoog gaat en je rug recht op de grond houden.</text:p>
        </text:list-item>
        <text:list-item>
          <text:p text:style-name="P66">En laat dit weer zakken tot op de grond.</text:p>
        </text:list-item>
        <text:list-item>
          <text:p text:style-name="P67">Herhaal dit nu 20 keer.</text:p>
        </text:list-item>
      </text:list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soft-page-break/>
      <text:p text:style-name="Standaard">Engels</text:p>
      <text:p text:style-name="Standaard">Squat:</text:p>
      <text:list text:style-name="LFO11" text:continue-numbering="true">
        <text:list-item>
          <text:p text:style-name="P68">Stand in a place where you have enough space around you.</text:p>
        </text:list-item>
        <text:list-item>
          <text:p text:style-name="P69">Then bend your knees until your buttocks are below knee height.</text:p>
        </text:list-item>
        <text:list-item>
          <text:p text:style-name="P70">Then stand up straight again.</text:p>
        </text:list-item>
        <text:list-item>
          <text:p text:style-name="P71">Repeat steps 2 and 3 15 times.</text:p>
        </text:list-item>
      </text:list>
      <text:p text:style-name="Standaard">Push-up:</text:p>
      <text:list text:style-name="LFO12" text:continue-numbering="true">
        <text:list-item>
          <text:p text:style-name="P72"><text:span text:style-name="T73">Lie on your stomach, on the floor.</text:span></text:p>
        </text:list-item>
        <text:list-item>
          <text:p text:style-name="P74"><text:span text:style-name="T75">Then put your ha</text:span><text:span text:style-name="T76">nds down at shoulder height flat on the floor.</text:span></text:p>
        </text:list-item>
        <text:list-item>
          <text:p text:style-name="P77"><text:span text:style-name="T78">Then push your body up until your arms are stretched.</text:span></text:p>
        </text:list-item>
        <text:list-item>
          <text:p text:style-name="P79"><text:span text:style-name="T80">After this, you sink through your arms again until your nose almost touches the ground.</text:span></text:p>
        </text:list-item>
        <text:list-item>
          <text:p text:style-name="P81"><text:span text:style-name="T82">Repeat steps 3 and 4 10 times.</text:span></text:p>
        </text:list-item>
      </text:list>
      <text:p text:style-name="Standaard"><text:span text:style-name="T83">Dip:</text:span></text:p>
      <text:list text:style-name="LFO13" text:continue-numbering="true">
        <text:list-item>
          <text:p text:style-name="P84"><text:span text:style-name="T85">get 2 chairs.</text:span></text:p>
        </text:list-item>
        <text:list-item>
          <text:p text:style-name="P86"><text:span text:style-name="T87">Place the chairs<text:s/></text:span><text:span text:style-name="T88">next to you so that they stand with their backs to you.</text:span></text:p>
        </text:list-item>
        <text:list-item>
          <text:p text:style-name="P89"><text:span text:style-name="T90">Push yourself up so that you are off the ground with your feet and your arms are straight.</text:span></text:p>
        </text:list-item>
        <text:list-item>
          <text:p text:style-name="P91"><text:span text:style-name="T92">Then you lower yourself down until your feet just don't touch the ground.</text:span></text:p>
        </text:list-item>
        <text:list-item>
          <text:p text:style-name="P93"><text:span text:style-name="T94">Repeat steps 3 and 4 10<text:s/></text:span><text:span text:style-name="T95">times.</text:span></text:p>
        </text:list-item>
      </text:list>
      <text:p text:style-name="Standaard"><text:span text:style-name="T96">Plank:</text:span></text:p>
      <text:list text:style-name="LFO14" text:continue-numbering="true">
        <text:list-item>
          <text:p text:style-name="P97"><text:span text:style-name="T98">Lie on your stomach.</text:span></text:p>
        </text:list-item>
        <text:list-item>
          <text:p text:style-name="P99"><text:span text:style-name="T100">Place your forearms on the floor.</text:span></text:p>
        </text:list-item>
        <text:list-item>
          <text:p text:style-name="P101"><text:span text:style-name="T102">Make sure your elbows are under your shoulders.</text:span></text:p>
        </text:list-item>
        <text:list-item>
          <text:p text:style-name="P103"><text:span text:style-name="T104">Now keep this up for 30 sec.</text:span></text:p>
        </text:list-item>
      </text:list>
      <text:p text:style-name="Standaard"><text:span text:style-name="T105">donkey kicks</text:span><text:span text:style-name="T106">:</text:span></text:p>
      <text:list text:style-name="LFO15" text:continue-numbering="true">
        <text:list-item>
          <text:p text:style-name="P107"><text:span text:style-name="T108">Get on your hands and knees</text:span></text:p>
        </text:list-item>
        <text:list-item>
          <text:p text:style-name="P109"><text:span text:style-name="T110">Stretch your left leg backwards until it is straight.</text:span></text:p>
        </text:list-item>
        <text:list-item>
          <text:p text:style-name="P111"><text:span text:style-name="T112">Put y</text:span><text:span text:style-name="T113">our left foot back on the ground.</text:span></text:p>
        </text:list-item>
        <text:list-item>
          <text:p text:style-name="P114"><text:span text:style-name="T115">Stretch your right leg back until it is straight.</text:span></text:p>
        </text:list-item>
        <text:list-item>
          <text:p text:style-name="P116"><text:span text:style-name="T117">Put your right foot back on the ground.</text:span></text:p>
        </text:list-item>
        <text:list-item>
          <text:p text:style-name="P118"><text:span text:style-name="T119">Now repeat these steps 10 times so that you have stretched your leg 20 times.</text:span></text:p>
        </text:list-item>
      </text:list>
      <text:p text:style-name="Standaard"><text:span text:style-name="T120">Mountain climber:</text:span></text:p>
      <text:list text:style-name="LFO16" text:continue-numbering="true">
        <text:list-item>
          <text:p text:style-name="P121"><text:span text:style-name="T122">Lie on your stomach.</text:span></text:p>
        </text:list-item>
        <text:list-item>
          <text:p text:style-name="P123"><text:span text:style-name="T124">Just put your h</text:span><text:span text:style-name="T125">ands on the floor and stretch it.</text:span></text:p>
        </text:list-item>
        <text:list-item>
          <text:p text:style-name="P126"><text:span text:style-name="T127">Make sure your hands are under your shoulders.</text:span></text:p>
        </text:list-item>
        <text:list-item>
          <text:p text:style-name="P128"><text:span text:style-name="T129">Now pull your left knee towards your right elbow.</text:span></text:p>
        </text:list-item>
        <text:list-item>
          <text:p text:style-name="P130"><text:span text:style-name="T131">And put your left foot back again<text:s/></text:span></text:p>
        </text:list-item>
        <text:list-item>
          <text:p text:style-name="P132"><text:span text:style-name="T133">Now pull your right knee towards your left elbow.</text:span></text:p>
        </text:list-item>
        <text:list-item>
          <text:p text:style-name="P134"><text:span text:style-name="T135">And put your right foot back<text:s/></text:span></text:p>
        </text:list-item>
        <text:list-item>
          <text:p text:style-name="P136"><text:span text:style-name="T137">Now repeat</text:span><text:span text:style-name="T138"><text:s/>these steps 10 times.</text:span></text:p>
        </text:list-item>
      </text:list>
      <text:p text:style-name="P139"/>
      <text:p text:style-name="P140"/>
      <text:soft-page-break/>
      <text:p text:style-name="Standaard"><text:span text:style-name="T141"><text:line-break/></text:span><text:span text:style-name="T142">Burpee:</text:span></text:p>
      <text:list text:style-name="LFO17" text:continue-numbering="true">
        <text:list-item>
          <text:p text:style-name="P143"><text:span text:style-name="T144">Stand in a place where you have enough space around you.</text:span></text:p>
        </text:list-item>
        <text:list-item>
          <text:p text:style-name="P145"><text:span text:style-name="T146">Jump in the air with your arms high.</text:span></text:p>
        </text:list-item>
        <text:list-item>
          <text:p text:style-name="P147"><text:span text:style-name="T148">Now go through your knees and stand in push up position<text:s/></text:span></text:p>
        </text:list-item>
        <text:list-item>
          <text:p text:style-name="P149"><text:span text:style-name="T150">Now go through your arms and make sure that your nose does not<text:s/></text:span><text:span text:style-name="T151">touch the ground.</text:span></text:p>
        </text:list-item>
        <text:list-item>
          <text:p text:style-name="P152"><text:span text:style-name="T153">Now stretch your arms again.</text:span></text:p>
        </text:list-item>
        <text:list-item>
          <text:p text:style-name="P154"><text:span text:style-name="T155">And stand up again.</text:span></text:p>
        </text:list-item>
        <text:list-item>
          <text:p text:style-name="P156"><text:span text:style-name="T157">And jump again.</text:span></text:p>
        </text:list-item>
        <text:list-item>
          <text:p text:style-name="P158"><text:span text:style-name="T159">Now repeat 15 times</text:span></text:p>
        </text:list-item>
      </text:list>
      <text:p text:style-name="Standaard"><text:span text:style-name="T160">Lungs:</text:span></text:p>
      <text:list text:style-name="LFO18" text:continue-numbering="true">
        <text:list-item>
          <text:p text:style-name="P161"><text:span text:style-name="T162">Stand up.</text:span></text:p>
        </text:list-item>
        <text:list-item>
          <text:p text:style-name="P163"><text:span text:style-name="T164">And put your right foot forward and make sure it is at a 90 degree angle.</text:span></text:p>
        </text:list-item>
        <text:list-item>
          <text:p text:style-name="P165"><text:span text:style-name="T166">Make sure that your left leg is also at a 90 degree angle wher</text:span><text:span text:style-name="T167">e the knee just beardly touch the ground.</text:span></text:p>
        </text:list-item>
        <text:list-item>
          <text:p text:style-name="P168"><text:span text:style-name="T169">Now put your left foot forward and make sure that it is now at a 90 degree angle.</text:span></text:p>
        </text:list-item>
        <text:list-item>
          <text:p text:style-name="P170"><text:span text:style-name="T171">Now you also have to stand your left leg with a 90 degree angle and the knee just beardly touch the ground.</text:span></text:p>
        </text:list-item>
        <text:list-item>
          <text:p text:style-name="P172"><text:span text:style-name="T173">Now repeat this 10 times</text:span><text:span text:style-name="T174">.</text:span></text:p>
        </text:list-item>
      </text:list>
      <text:p text:style-name="Standaard"><text:span text:style-name="T175">Wall sit:</text:span></text:p>
      <text:list text:style-name="LFO19" text:continue-numbering="true">
        <text:list-item>
          <text:p text:style-name="P176"><text:span text:style-name="T177">Stand against the wall.</text:span></text:p>
        </text:list-item>
        <text:list-item>
          <text:p text:style-name="P178"><text:span text:style-name="T179">And make sure your legs are at a 90 degree angle.</text:span></text:p>
        </text:list-item>
        <text:list-item>
          <text:p text:style-name="P180"><text:span text:style-name="T181">Your back should now be right against the wall.</text:span></text:p>
        </text:list-item>
        <text:list-item>
          <text:p text:style-name="P182"><text:span text:style-name="T183">And make sure you keep this up for 30 seconds now.</text:span></text:p>
        </text:list-item>
      </text:list>
      <text:p text:style-name="Standaard"><text:span text:style-name="T184">Crunch:</text:span></text:p>
      <text:list text:style-name="LFO20" text:continue-numbering="true">
        <text:list-item>
          <text:p text:style-name="P185"><text:span text:style-name="T186">Lie on your back.</text:span></text:p>
        </text:list-item>
        <text:list-item>
          <text:p text:style-name="P187"><text:span text:style-name="T188">And put your feet straight on the ground and<text:s/></text:span><text:span text:style-name="T189">your legs a little bent.</text:span></text:p>
        </text:list-item>
        <text:list-item>
          <text:p text:style-name="P190"><text:span text:style-name="T191">Put your hands under your head.</text:span></text:p>
        </text:list-item>
        <text:list-item>
          <text:p text:style-name="P192"><text:span text:style-name="T193">And make sure your head goes up and keeps your back straight on the ground.</text:span></text:p>
        </text:list-item>
        <text:list-item>
          <text:p text:style-name="P194"><text:span text:style-name="T195">And lower this back to the ground.</text:span></text:p>
        </text:list-item>
        <text:list-item>
          <text:p text:style-name="P196"><text:span text:style-name="T197">Now repeat this 20 times.</text:span></text:p>
        </text:list-item>
      </text:list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uels, Jordy</meta:initial-creator>
    <dc:creator>Samuels, Jordy</dc:creator>
    <meta:creation-date>2022-06-21T08:15:00Z</meta:creation-date>
    <dc:date>2022-06-24T07:17:00Z</dc:date>
    <meta:template xlink:href="Normal.dotm" xlink:type="simple"/>
    <meta:editing-cycles>6</meta:editing-cycles>
    <meta:editing-duration>PT11040S</meta:editing-duration>
    <meta:document-statistic meta:page-count="4" meta:paragraph-count="10" meta:word-count="847" meta:character-count="5501" meta:row-count="38" meta:non-whitespace-character-count="4664"/>
  </office:meta>
</office:document-meta>
</file>